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ControllerAdviceConfig.defaultTest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ackageTestExceptionResolver.handleException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Tests.resolveExceptionControllerAdviceHandlerMatchingCauseLeve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ceptionHandlerExceptionResolverTests.set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HandlerExceptionResolverTests.assertMethodProcessorCount( int resolverCount , int handl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HandlerExceptionResolverTests.resolveRedirectAttributesA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ceptionHandlerExceptionResolverTests.setup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Config.anotherTest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directAttributesController.handleException( Exception ex , RedirectAttributes redirect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BodyController.handleException( IllegalArgumen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Tests.resolveExceptionGlobalHandler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Writer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HandlerExceptionResolverTests.resolveNoExceptionHandlerFo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Attributes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ControllerAdviceConfig.basePackageTest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ResponseBodyAdvice.beforeBodyWrite( Object body , MethodParameter returnType , MediaType selectedContentType , Class &lt; ? extends HttpMessageConverter &lt; ? &gt; &gt; selectedConverter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Tests.resolveExceptionResponseBodyMatchingCauseLeve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StatusTestExceptionResolver.handleException( SocketTimeou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eptionHandlerExceptionResolverTests.resolveExceptionRespons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eptionHandlerExceptionResolverTests.setCustom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ControllerAdviceConfig.notCalledTest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ceptionResolver.handleAssertionError( Error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Tests.resolveExceptionWithAssertionErrorAsRoo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ceptionHandlerExceptionResolverTests.resolveException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AndViewController.handle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fig.test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HandlerExceptionResolverTests.resolveExceptionControllerAdviceNo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Body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HandlerExceptionResolverTests.resolveExceptionWithReasonResolvedBy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ceptionHandlerExceptionResolverTests.resolveExceptionWithAsser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otherTestExceptionResolver.handleExceptio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rgumentController.handleException( Exception ex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Tests.nul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xceptionResolver.handleWithHandlerMethod(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CalledTestExceptionResolver.handleException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Excepti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HandlerExceptionResolverTests.resolveExceptionGlob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ceptionHandlerExceptionResolverTests.set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ResponseBodyAdvice.supports( MethodParameter return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ceptionResolver.handleException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stExceptionResolver.handleException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Tests.resolveExceptionModelAn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eptionHandlerExceptionResolverTests.resolveExceptionViaMappe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ceptionHandlerExceptionResolverTests.setCustom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Argumen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HandlerExceptionResolverTests.resolveExceptionControllerAdviceAgains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ceptionHandlerExceptionResolverTests.set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HandlerExceptionResolverTests.resolveExceptionModelA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eptionHandlerExceptionResolverTests.resolveExceptionGlobalHandlerOrderedMatchingCauseLeve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oExceptionController.hand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Config.responseStatusTest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Tests.resolveExceptionWithHandlerMethod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WriterController.handleException( Exception ex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Tests.resolveExceptionControllerAdvic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